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100000041963D4A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6.6924in" style:rel-column-width="65535*"/>
    </style:style>
    <style:style style:name="RevisionHistory" style:family="table">
      <style:table-properties style:width="6.6924in" table:align="margins"/>
    </style:style>
    <style:style style:name="RevisionHistory.A" style:family="table-column">
      <style:table-column-properties style:column-width="1.4583in" style:rel-column-width="14280*"/>
    </style:style>
    <style:style style:name="RevisionHistory.B" style:family="table-column">
      <style:table-column-properties style:column-width="0.6354in" style:rel-column-width="6222*"/>
    </style:style>
    <style:style style:name="RevisionHistory.C" style:family="table-column">
      <style:table-column-properties style:column-width="2.925in" style:rel-column-width="28643*"/>
    </style:style>
    <style:style style:name="RevisionHistory.D" style:family="table-column">
      <style:table-column-properties style:column-width="1.6736in" style:rel-column-width="16390*"/>
    </style:style>
    <style:style style:name="RevisionHistory.A1" style:family="table-cell">
      <style:table-cell-properties fo:padding="0.0382in" fo:border-left="0.0007in solid #000000" fo:border-right="none" fo:border-top="0.0007in solid #000000" fo:border-bottom="0.0007in solid #000000"/>
    </style:style>
    <style:style style:name="RevisionHistory.D1" style:family="table-cell">
      <style:table-cell-properties fo:padding="0.0382in" fo:border="0.0007in solid #000000"/>
    </style:style>
    <style:style style:name="RevisionHistory.A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P1" style:family="paragraph" style:parent-style-name="Table_20_Contents">
      <style:text-properties fo:font-size="7pt" style:font-size-asian="7pt" style:font-size-complex="7pt"/>
    </style:style>
    <style:style style:name="P2" style:family="paragraph" style:parent-style-name="Table_20_Contents">
      <style:paragraph-properties fo:text-align="end" style:justify-single-word="false"/>
      <style:text-properties fo:font-size="7pt" style:font-size-asian="7pt" style:font-size-complex="7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normal" style:font-size-asian="12pt" style:language-asian="zh" style:country-asian="SG"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language-asian="zh" style:country-asian="SG" style:font-weight-asian="normal" style:font-size-complex="12pt" style:font-weight-complex="normal"/>
    </style:style>
    <style:style style:name="P10"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Table_20_Contents">
      <style:paragraph-properties fo:margin-top="0in" fo:margin-bottom="0.1965in" fo:padding="0in" fo:border="none"/>
      <style:text-properties fo:font-size="10pt" style:font-size-asian="10pt" style:font-size-complex="10pt"/>
    </style:style>
    <style:style style:name="P13" style:family="paragraph" style:parent-style-name="Text_20_body">
      <style:paragraph-properties fo:text-align="start" style:justify-single-word="false"/>
      <style:text-properties fo:font-size="12pt" style:text-underline-style="solid" style:text-underline-width="auto" style:text-underline-color="font-color" fo:font-weight="bold" style:font-size-asian="12pt" style:font-weight-asian="normal" style:font-size-complex="12pt" style:font-weight-complex="normal"/>
    </style:style>
    <style:style style:name="P14" style:family="paragraph" style:parent-style-name="Text_20_body">
      <style:text-properties fo:font-size="12pt" fo:font-weight="normal" style:font-size-asian="12pt" style:font-weight-asian="normal" style:font-size-complex="12pt" style:font-weight-complex="normal"/>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Standard" style:list-style-name="L2">
      <style:paragraph-properties fo:text-align="start" style:justify-single-word="false"/>
      <style:text-properties fo:font-size="12pt" fo:font-weight="bold" style:font-size-asian="12pt" style:language-asian="zh" style:country-asian="SG" style:font-weight-asian="bold" style:font-size-complex="12pt" style:font-weight-complex="bold"/>
    </style:style>
    <style:style style:name="P18" style:family="paragraph" style:parent-style-name="Standard" style:list-style-name="L3">
      <style:paragraph-properties fo:text-align="start" style:justify-single-word="false"/>
      <style:text-properties fo:font-size="12pt" fo:font-weight="normal" style:font-size-asian="12pt" style:language-asian="zh" style:country-asian="SG" style:font-weight-asian="normal" style:font-size-complex="12pt" style:font-weight-complex="normal"/>
    </style:style>
    <style:style style:name="P19" style:family="paragraph" style:parent-style-name="Standard" style:list-style-name="L4">
      <style:text-properties fo:font-size="12pt" fo:font-weight="normal" style:font-size-asian="12pt" style:language-asian="zh" style:country-asian="SG" style:font-weight-asian="normal" style:font-size-complex="12pt" style:font-weight-complex="normal"/>
    </style:style>
    <style:style style:name="P20" style:family="paragraph" style:parent-style-name="Standard" style:list-style-name="L5">
      <style:text-properties style:language-asian="zh" style:country-asian="SG"/>
    </style:style>
    <style:style style:name="P21" style:family="paragraph" style:parent-style-name="Standard">
      <style:paragraph-properties fo:text-align="center" style:justify-single-word="false"/>
      <style:text-properties fo:font-size="24pt" fo:font-weight="bold" style:font-size-asian="24pt" style:language-asian="zh" style:country-asian="SG" style:font-weight-asian="bold" style:font-size-complex="24pt" style:font-weight-complex="bold"/>
    </style:style>
    <style:style style:name="P22" style:family="paragraph" style:parent-style-name="Heading_20_1" style:list-style-name="L1">
      <style:text-properties style:language-asian="zh" style:country-asian="SG"/>
    </style:style>
    <style:style style:name="P23" style:family="paragraph" style:parent-style-name="Heading_20_1" style:list-style-name="L1">
      <style:paragraph-properties fo:break-before="page"/>
    </style:style>
    <style:style style:name="P24" style:family="paragraph" style:parent-style-name="Heading_20_1" style:list-style-name="L1">
      <style:paragraph-properties fo:break-before="page"/>
      <style:text-properties style:language-asian="zh" style:country-asian="SG"/>
    </style:style>
    <style:style style:name="P25" style:family="paragraph" style:parent-style-name="Heading_20_1" style:list-style-name="L1">
      <style:paragraph-properties fo:text-align="start" style:justify-single-word="false" fo:break-before="page"/>
      <style:text-properties style:language-asian="zh" style:country-asian="SG"/>
    </style:style>
    <style:style style:name="P26" style:family="paragraph" style:parent-style-name="Heading_20_2" style:list-style-name="L1"/>
    <style:style style:name="P27" style:family="paragraph" style:parent-style-name="Table_20_Contents">
      <style:paragraph-properties fo:text-align="start" style:justify-single-word="false"/>
      <style:text-properties fo:font-size="12pt" style:font-size-asian="12pt" style:language-asian="zh" style:country-asian="SG" style:font-size-complex="12pt"/>
    </style:style>
    <style:style style:name="T1" style:family="text">
      <style:text-properties fo:font-weight="bold" style:font-weight-asian="bold" style:font-weight-complex="bold"/>
    </style:style>
    <style:style style:name="T2" style:family="text">
      <style:text-properties fo:font-weight="bold" style:language-asian="zh" style:country-asian="SG" style:font-weight-asian="bold" style:font-weight-complex="bold"/>
    </style:style>
    <style:style style:name="T3" style:family="text">
      <style:text-properties style:language-asian="zh" style:country-asian="SG"/>
    </style:style>
    <style:style style:name="T4" style:family="text">
      <style:text-properties fo:font-size="12pt" fo:font-weight="normal" style:font-size-asian="12pt" style:language-asian="zh" style:country-asian="SG"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4in"/>
      </text:list-level-style-number>
      <text:list-level-style-number text:level="2" text:style-name="Numbering_20_Symbols" style:num-prefix=" " style:num-suffix=" " style:num-format="1" text:display-levels="2">
        <style:list-level-properties text:min-label-width="0.4in"/>
      </text:list-level-style-number>
      <text:list-level-style-number text:level="3" text:style-name="Numbering_20_Symbols" style:num-prefix=" " style:num-suffix=" " style:num-format="1" text:display-levels="3">
        <style:list-level-properties text:min-label-width="0.4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5"/>
      <text:p text:style-name="P5"/>
      <text:p text:style-name="P5"/>
      <text:p text:style-name="P5"/>
      <text:p text:style-name="P5"/>
      <text:p text:style-name="P5"/>
      <text:p text:style-name="P5"/>
      <text:p text:style-name="P21">GTAS Troubleshooting</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3">CONFIDENTIALITY &amp; COPYRIGHT</text:p>
      <table:table table:name="Table1" table:style-name="Table1">
        <table:table-column table:style-name="Table1.A"/>
        <table:table-row>
          <table:table-cell office:value-type="string">
            <text:p text:style-name="P12">This document contains information confidential to the GT product/project.  Any form of reproduction, transmission for use of this document or its contents is not permitted without prior written approval from GridNode Pte Ltd.  All rights are reserved</text:p>
          </table:table-cell>
        </table:table-row>
      </table:table>
      <text:p text:style-name="P14"/>
      <text:p text:style-name="P11">Revision History</text:p>
      <text:p text:style-name="P7"/>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4">Date</text:p>
          </table:table-cell>
          <table:table-cell table:style-name="RevisionHistory.A1" office:value-type="string">
            <text:p text:style-name="P4">Version</text:p>
          </table:table-cell>
          <table:table-cell table:style-name="RevisionHistory.A1" office:value-type="string">
            <text:p text:style-name="P4">Description</text:p>
          </table:table-cell>
          <table:table-cell table:style-name="RevisionHistory.D1" office:value-type="string">
            <text:p text:style-name="P4">Author</text:p>
          </table:table-cell>
        </table:table-row>
        <table:table-row>
          <table:table-cell table:style-name="RevisionHistory.A2" office:value-type="string">
            <text:p text:style-name="P27">22 June 2008</text:p>
          </table:table-cell>
          <table:table-cell table:style-name="RevisionHistory.A2" office:value-type="string">
            <text:p text:style-name="P27">1.0</text:p>
          </table:table-cell>
          <table:table-cell table:style-name="RevisionHistory.A2" office:value-type="string">
            <text:p text:style-name="P27">Initial Draft</text:p>
          </table:table-cell>
          <table:table-cell table:style-name="RevisionHistory.D2" office:value-type="string">
            <text:p text:style-name="P27">Tam Wei Xiang</text:p>
          </table:table-cell>
        </table:table-row>
        <table:table-row>
          <table:table-cell table:style-name="RevisionHistory.A2" office:value-type="string">
            <text:p text:style-name="P3"/>
          </table:table-cell>
          <table:table-cell table:style-name="RevisionHistory.A2" office:value-type="string">
            <text:p text:style-name="P3"/>
          </table:table-cell>
          <table:table-cell table:style-name="RevisionHistory.A2" office:value-type="string">
            <text:p text:style-name="P3"/>
          </table:table-cell>
          <table:table-cell table:style-name="RevisionHistory.D2" office:value-type="string">
            <text:p text:style-name="P3"/>
          </table:table-cell>
        </table:table-row>
        <table:table-row>
          <table:table-cell table:style-name="RevisionHistory.A2" office:value-type="string">
            <text:p text:style-name="P3"/>
          </table:table-cell>
          <table:table-cell table:style-name="RevisionHistory.A2" office:value-type="string">
            <text:p text:style-name="P3"/>
          </table:table-cell>
          <table:table-cell table:style-name="RevisionHistory.A2" office:value-type="string">
            <text:p text:style-name="P3"/>
          </table:table-cell>
          <table:table-cell table:style-name="RevisionHistory.D2" office:value-type="string">
            <text:p text:style-name="P3"/>
          </table:table-cell>
        </table:table-row>
        <table:table-row>
          <table:table-cell table:style-name="RevisionHistory.A2" office:value-type="string">
            <text:p text:style-name="P3"/>
          </table:table-cell>
          <table:table-cell table:style-name="RevisionHistory.A2" office:value-type="string">
            <text:p text:style-name="P3"/>
          </table:table-cell>
          <table:table-cell table:style-name="RevisionHistory.A2" office:value-type="string">
            <text:p text:style-name="P3"/>
          </table:table-cell>
          <table:table-cell table:style-name="RevisionHistory.D2" office:value-type="string">
            <text:p text:style-name="P3"/>
          </table:table-cell>
        </table:table-row>
        <table:table-row>
          <table:table-cell table:style-name="RevisionHistory.A2" office:value-type="string">
            <text:p text:style-name="P3"/>
          </table:table-cell>
          <table:table-cell table:style-name="RevisionHistory.A2" office:value-type="string">
            <text:p text:style-name="P3"/>
          </table:table-cell>
          <table:table-cell table:style-name="RevisionHistory.A2" office:value-type="string">
            <text:p text:style-name="P3"/>
          </table:table-cell>
          <table:table-cell table:style-name="RevisionHistory.D2" office:value-type="string">
            <text:p text:style-name="P3"/>
          </table:table-cell>
        </table:table-row>
      </table:table>
      <text:p text:style-name="P7"/>
      <text:p text:style-name="P10">Table Of Content</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4</text:p>
          <text:p text:style-name="P16"><text:s/>1.1 Purpose<text:tab/>4</text:p>
          <text:p text:style-name="P16"><text:s/>1.2 Reference<text:tab/>4</text:p>
          <text:p text:style-name="P15"><text:s/>2 Gather Info <text:tab/>5</text:p>
          <text:p text:style-name="P15"><text:s/>3 Analysis the log files<text:tab/>6</text:p>
          <text:p text:style-name="P15"><text:s/>4 Post-Analysis<text:tab/>7</text:p>
          <text:p text:style-name="P15"><text:s/>5 Common Configuration Error<text:tab/>8</text:p>
          <text:p text:style-name="P15"><text:s/>6 Unexpected Error<text:tab/>8</text:p>
        </text:index-body>
      </text:table-of-content>
      <text:p text:style-name="P7"/>
      <text:list text:style-name="L1">
        <text:list-item>
          <text:h text:style-name="P23" text:outline-level="1">Introduction</text:h>
          <text:list>
            <text:list-item>
              <text:h text:style-name="P26" text:outline-level="2">Purpose</text:h>
            </text:list-item>
          </text:list>
        </text:list-item>
      </text:list>
      <text:p text:style-name="Standard">The purpose of this document <text:span text:style-name="T3">listed down the recommendation step when we troubleshooting GTAS application. It briefly touch on the pre-analysis, analysis, and post analysis phase of log file troubleshooting.</text:span></text:p>
      <text:list text:style-name="L1" text:continue-numbering="true">
        <text:list-item>
          <text:list text:continue-numbering="true">
            <text:list-item>
              <text:h text:style-name="P26" text:outline-level="2">Reference</text:h>
            </text:list-item>
          </text:list>
        </text:list-item>
      </text:list>
      <text:p text:style-name="P9">N/A</text:p>
      <text:p text:style-name="P7"/>
      <text:p text:style-name="P7"/>
      <text:p text:style-name="P7"/>
      <text:p text:style-name="P7"/>
      <text:list text:style-name="L1" text:continue-numbering="true">
        <text:list-item>
          <text:h text:style-name="P23" text:outline-level="1"><text:span text:style-name="T3">Gather Inf</text:span><text:span text:style-name="T3">o </text:span></text:h>
        </text:list-item>
      </text:list>
      <text:list text:style-name="L2">
        <text:list-item>
          <text:p text:style-name="P17">Would it be the configuration issue?</text:p>
        </text:list-item>
      </text:list>
      <text:p text:style-name="P9"><text:tab/>Some error may due to the configuration in GT is not being set up properly. For example, the schema validation error during the un-packaging of the RN document received from TP.</text:p>
      <text:p text:style-name="P9"/>
      <text:p text:style-name="P9"><text:tab/>Sometime it may due to the criteria for the trigger is not fulfilling.</text:p>
      <text:p text:style-name="P9"/>
      <text:list text:style-name="L2" text:continue-numbering="true">
        <text:list-item>
          <text:p text:style-name="P17">What is the customer GT version?</text:p>
        </text:list-item>
      </text:list>
      <text:p text:style-name="P9"/>
      <text:p text:style-name="P9"><text:tab/>This is crucial since the error/bug may have been fixed for other customer. This is important also since we need the exact version of the GT to replicate the customer encounter scenario.</text:p>
      <text:p text:style-name="P9"/>
      <text:p text:style-name="P9"><text:tab/>Refer to the Quick fix list for the defect we already fix for a particular version of GT. For GT401, the quick fix node can be found under \\raven.vpn1.gridnode.com\sd_build\GridTalk\4.0\4.0.1\Quick Fixes Notes for GridTalk 4.0.1.pdf</text:p>
      <text:p text:style-name="P9"/>
      <text:list text:style-name="L2" text:continue-numbering="true">
        <text:list-item>
          <text:p text:style-name="P17">Identify what are the document/ Process Instance that has failed</text:p>
        </text:list-item>
      </text:list>
      <text:p text:style-name="P9"/>
      <text:p text:style-name="P9"><text:tab/>By knowing the Process Instance ID/document filename, it help us to further narrow down the scope of the log file we need to look for.</text:p>
      <text:p text:style-name="P9"/>
      <text:list text:style-name="L2" text:continue-numbering="true">
        <text:list-item>
          <text:p text:style-name="P17">Retrieve necessary log files for troubleshooting</text:p>
        </text:list-item>
      </text:list>
      <text:p text:style-name="P9"/>
      <text:p text:style-name="P9"><text:tab/>If we have no cruel on how the issue happen, one way is to get the log files from the customer since it capture the state, and the stage of the application when the exception/error occurred. Identify the necessary log files to speed up the troubleshooting process. Currently, we have “HTTPReceiver.log”, “server.log”, “gts.log”, and “gtvan.log” (exist in GT4.1.X).</text:p>
      <text:p text:style-name="P9"/>
      <text:p text:style-name="P9"><text:span text:style-name="T4"><text:tab/>Be sure that to retrieve the log files roughly fall within the time the error happened.</text:span><text:span text:style-name="T3"><text:tab/></text:span></text:p>
      <text:p text:style-name="P9"/>
      <text:p text:style-name="P9"><text:tab/>For GT4.1.X, since it is running in a cluster environment, the work on processing the document will be spread on the available nodes. It means we have to get the log files from the nodes in the cluster since the error can be happen in one of the nodes.</text:p>
      <text:p text:style-name="P9"/>
      <text:list text:style-name="L1" text:continue-numbering="true">
        <text:list-item>
          <text:h text:style-name="P24" text:outline-level="1">Analysis the log files</text:h>
        </text:list-item>
      </text:list>
      <text:list text:style-name="L2">
        <text:list-item text:start-value="1">
          <text:p text:style-name="P17">Analysis on the correct portion of the log files</text:p>
        </text:list-item>
      </text:list>
      <text:p text:style-name="P9"><text:tab/></text:p>
      <text:p text:style-name="P9"><text:tab/>We have to determine the failure on processing certain operation in GTAS (for example failed to process a particular document) is related to the log error message we found in the log files.</text:p>
      <text:p text:style-name="P9"/>
      <text:p text:style-name="P9"><text:span text:style-name="T3"><text:tab/>It is always a good idea </text:span><text:span text:style-name="T2">to understand the overall flow of the process</text:span><text:span text:style-name="T3"> and it help us to narrow down the cause the the issue. We can also </text:span><text:span text:style-name="T2">base on some keyword</text:span><text:span text:style-name="T3"> that will be appeared in the normal operation of a process. If some keyword can't be found, we may have some idea where went wrong.</text:span></text:p>
      <text:p text:style-name="P9"/>
      <text:p text:style-name="P9"><text:tab/>The GT log message usually consists of the “DateTime”, “LogCategory”, “Thread Number”, “Message”. See the following snippet on the “gts” log message</text:p>
      <text:p text:style-name="P9"><text:tab/></text:p>
      <table:table table:name="Table2" table:style-name="Table2">
        <table:table-column table:style-name="Table2.A"/>
        <table:table-row>
          <table:table-cell table:style-name="Table2.A1" office:value-type="string">
            <text:p text:style-name="P9">[16:04:08-14:29:31,562] [DEBUG:GN.FILE] [JMS SessionPool Worker-9] [FileUtil.getFile] path = data/alert/email/retry/</text:p>
          </table:table-cell>
        </table:table-row>
      </table:table>
      <text:p text:style-name="P9"/>
      <text:p text:style-name="P9"><text:tab/>Sometime, the log message can be spread over a few log files. This can happen if GTAS is currently handling huge amount of document transaction. In such a case, proper key word, “Thread Number”, “DateTime” can help us to link up those log file together, and pinpoint the exact root cause.</text:p>
      <text:list text:style-name="L1" text:continue-numbering="true">
        <text:list-item>
          <text:h text:style-name="P25" text:outline-level="1">Post-Analysis</text:h>
        </text:list-item>
      </text:list>
      <text:p text:style-name="P9"/>
      <text:list text:style-name="L3">
        <text:list-item>
          <text:p text:style-name="P18">Simulate the root cause if needed</text:p>
          <text:p text:style-name="P18"/>
        </text:list-item>
        <text:list-item>
          <text:p text:style-name="P18">Work around</text:p>
          <text:p text:style-name="P18"/>
          <text:p text:style-name="P18">Suggest the work around to help customer to temporary prevent the issue to be happened</text:p>
        </text:list-item>
      </text:list>
      <text:p text:style-name="P9"><text:tab/></text:p>
      <text:p text:style-name="P9"><text:tab/>See defect → Stack overflow</text:p>
      <text:p text:style-name="P9"/>
      <text:list text:style-name="L3" text:continue-numbering="true">
        <text:list-item>
          <text:p text:style-name="P18">Provide necessary fix/patch to resolve the issue.</text:p>
        </text:list-item>
      </text:list>
      <text:p text:style-name="Standard"/>
      <text:p text:style-name="Standard"/>
      <text:p text:style-name="P6"/>
      <text:list text:style-name="L1" text:continue-numbering="true">
        <text:list-item>
          <text:h text:style-name="P24" text:outline-level="1">Common Configuration Error</text:h>
        </text:list-item>
      </text:list>
      <text:list text:style-name="L4">
        <text:list-item>
          <text:p text:style-name="P19">Schema validation error during un-packaging when receiving document from TP.</text:p>
        </text:list-item>
        <text:list-item>
          <text:p text:style-name="P19">Criteria for trigger the partner function is wrongly set during import</text:p>
        </text:list-item>
        <text:list-item>
          <text:p text:style-name="P19">Process Mapping is not set</text:p>
        </text:list-item>
        <text:list-item>
          <text:p text:style-name="P19">UI exception stack trace (Add “duplicate” PF)</text:p>
        </text:list-item>
      </text:list>
      <text:list text:style-name="L1" text:continue-numbering="true">
        <text:list-item>
          <text:h text:style-name="P22" text:outline-level="1">Unexpected Error</text:h>
        </text:list-item>
      </text:list>
      <text:list text:style-name="L5">
        <text:list-header>
          <text:p text:style-name="P20">See defect #55 for example.</text:p>
        </text:list-header>
      </text:list>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ooter" style:family="table">
      <style:table-properties style:width="6.6924in" table:align="margins"/>
    </style:style>
    <style:style style:name="Footer.A" style:family="table-column">
      <style:table-column-properties style:column-width="3.3458in" style:rel-column-width="32767*"/>
    </style:style>
    <style:style style:name="Footer.B" style:family="table-column">
      <style:table-column-properties style:column-width="3.3465in" style:rel-column-width="32768*"/>
    </style:style>
    <style:style style:name="Footer.A1" style:family="table-cell">
      <style:table-cell-properties fo:padding="0.0382in" fo:border-left="0.0007in solid #000000" fo:border-right="none" fo:border-top="0.0007in solid #000000" fo:border-bottom="0.0007in solid #000000"/>
    </style:style>
    <style:style style:name="Footer.B1" style:family="table-cell">
      <style:table-cell-properties fo:padding="0.0382in" fo:border="0.0007in solid #000000"/>
    </style:style>
    <style:style style:name="Footer.A2" style:family="table-cell">
      <style:table-cell-properties fo:padding="0.0382in" fo:border-left="0.0007in solid #000000" fo:border-right="none" fo:border-top="none" fo:border-bottom="0.0007in solid #000000"/>
    </style:style>
    <style:style style:name="Footer.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7pt" style:font-size-asian="7pt" style:font-size-complex="7pt"/>
    </style:style>
    <style:style style:name="P2" style:family="paragraph" style:parent-style-name="Table_20_Contents">
      <style:paragraph-properties fo:text-align="end" style:justify-single-word="false"/>
      <style:text-properties fo:font-size="7pt" style:font-size-asian="7pt" style:font-size-complex="7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draw:frame draw:style-name="fr1" draw:name="graphics2" text:anchor-type="paragraph" svg:x="-0.0028in" svg:y="0.0146in" svg:width="0.6772in" svg:height="0.6772in" draw:z-index="7"><draw:image xlink:href="Pictures/100000000000004100000041963D4A2D.png" xlink:type="simple" xlink:show="embed" xlink:actuate="onLoad"/></draw:frame></text:p>
        <text:p text:style-name="Header"/>
        <text:p text:style-name="Header"><text:tab/></text:p>
        <text:p text:style-name="Header"><text:s text:c="17"/><text:span text:style-name="T1">GRIDNODE</text:span></text:p>
      </style:header>
      <style:footer>
        <table:table table:name="Footer" table:style-name="Footer">
          <table:table-column table:style-name="Footer.A"/>
          <table:table-column table:style-name="Footer.B"/>
          <table:table-row>
            <table:table-cell table:style-name="Footer.A1" office:value-type="string">
              <text:p text:style-name="P1">G'RIDNODE PTE LTD @2008</text:p>
            </table:table-cell>
            <table:table-cell table:style-name="Footer.B1" office:value-type="string">
              <text:p text:style-name="P2">Version 1.0</text:p>
            </table:table-cell>
          </table:table-row>
          <table:table-row>
            <table:table-cell table:style-name="Footer.A2" office:value-type="string">
              <text:p text:style-name="P1">Confidential</text:p>
            </table:table-cell>
            <table:table-cell table:style-name="Footer.B2" office:value-type="string">
              <text:p text:style-name="P2">Page <text:page-number text:select-page="current">8</text:page-number></text:p>
            </table:table-cell>
          </table:table-row>
        </table:table>
        <text:p text:style-name="Footer"/>
      </style:footer>
    </style:master-page>
    <style:master-page style:name="HTML"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6-01T12:25:51</meta:creation-date>
    <dc:creator>Wei Xiang Tam</dc:creator>
    <dc:date>2008-06-22T11:24:31</dc:date>
    <dc:language>en-US</dc:language>
    <meta:editing-cycles>42</meta:editing-cycles>
    <meta:editing-duration>PT4H26M16S</meta:editing-duration>
    <meta:user-defined meta:name="Info 1"/>
    <meta:user-defined meta:name="Info 2"/>
    <meta:user-defined meta:name="Info 3"/>
    <meta:user-defined meta:name="Info 4"/>
    <meta:document-statistic meta:table-count="4" meta:image-count="1" meta:object-count="0" meta:page-count="8" meta:paragraph-count="69" meta:word-count="714" meta:character-count="4211"/>
  </office:meta>
</office:document-meta>
</file>